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971*"/>
    </style:style>
    <style:style style:name="RevisionHistory.B" style:family="table-column">
      <style:table-column-properties style:column-width="5.269cm" style:rel-column-width="2987*"/>
    </style:style>
    <style:style style:name="RevisionHistory.C" style:family="table-column">
      <style:table-column-properties style:column-width="6.013cm" style:rel-column-width="3409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 style:data-style-name="N38">
      <style:table-cell-properties fo:padding="0.097cm" fo:border-left="0.002cm solid #000000" fo:border-right="none" fo:border-top="none" fo:border-bottom="0.002cm solid #000000"/>
    </style:style>
    <style:style style:name="RevisionHistory.B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date" office:date-value="2013-09-27">
            <text:p text:style-name="Table_20_Contents">Friday, 27 September 2013</text:p>
          </table:table-cell>
          <table:table-cell table:style-name="RevisionHistory.B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>
            <text:p text:style-name="Table_20_Contents"/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22</meta:editing-cycles>
    <dc:date>2013-09-29T17:05:07</dc:date>
    <meta:editing-duration>PT9H23M36S</meta:editing-duration>
    <meta:document-statistic meta:table-count="1" meta:image-count="0" meta:object-count="0" meta:page-count="1" meta:paragraph-count="12" meta:word-count="37" meta:character-count="235"/>
  </office:meta>
</office:document-meta>
</file>